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float" office:value="438.8" calcext:value-type="float">
            <text:p>438,8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table:formula="of:=PI()/180*[.B1]" office:value-type="float" office:value="0.261799387799149" calcext:value-type="float">
            <text:p>0,2617993878</text:p>
          </table:table-cell>
          <table:table-cell table:formula="of:=PI()/180*[.C1]" office:value-type="float" office:value="0.00436332312998582" calcext:value-type="float">
            <text:p>0,0043633231</text:p>
          </table:table-cell>
          <table:table-cell table:formula="of:=SIN([.D1])" office:value-type="float" office:value="0.258819045102521" calcext:value-type="float">
            <text:p>0,2588190451</text:p>
          </table:table-cell>
          <table:table-cell table:formula="of:=COS([.D1])*[.E1]" office:value-type="float" office:value="0.00421464649969776" calcext:value-type="float">
            <text:p>0,0042146465</text:p>
          </table:table-cell>
        </table:table-row>
        <table:table-row table:style-name="ro1">
          <table:table-cell office:value-type="float" office:value="447.1" calcext:value-type="float">
            <text:p>447,1</text:p>
          </table:table-cell>
          <table:table-cell office:value-type="float" office:value="15.5" calcext:value-type="float">
            <text:p>15,5</text:p>
          </table:table-cell>
          <table:table-cell office:value-type="float" office:value="0.25" calcext:value-type="float">
            <text:p>0,25</text:p>
          </table:table-cell>
          <table:table-cell table:formula="of:=PI()/180*[.B2]" office:value-type="float" office:value="0.270526034059121" calcext:value-type="float">
            <text:p>0,2705260341</text:p>
          </table:table-cell>
          <table:table-cell table:formula="of:=PI()/180*[.C2]" office:value-type="float" office:value="0.00436332312998582" calcext:value-type="float">
            <text:p>0,0043633231</text:p>
          </table:table-cell>
          <table:table-cell table:formula="of:=SIN([.D2])" office:value-type="float" office:value="0.267238376078257" calcext:value-type="float">
            <text:p>0,2672383761</text:p>
          </table:table-cell>
          <table:table-cell table:formula="of:=COS([.D2])*[.E2]" office:value-type="float" office:value="0.00420463104524391" calcext:value-type="float">
            <text:p>0,004204631</text:p>
          </table:table-cell>
        </table:table-row>
        <table:table-row table:style-name="ro1">
          <table:table-cell office:value-type="float" office:value="471.3" calcext:value-type="float">
            <text:p>471,3</text:p>
          </table:table-cell>
          <table:table-cell office:value-type="float" office:value="16.1" calcext:value-type="float">
            <text:p>16,1</text:p>
          </table:table-cell>
          <table:table-cell office:value-type="float" office:value="0.25" calcext:value-type="float">
            <text:p>0,25</text:p>
          </table:table-cell>
          <table:table-cell table:formula="of:=PI()/180*[.B3]" office:value-type="float" office:value="0.280998009571087" calcext:value-type="float">
            <text:p>0,2809980096</text:p>
          </table:table-cell>
          <table:table-cell table:formula="of:=PI()/180*[.C3]" office:value-type="float" office:value="0.00436332312998582" calcext:value-type="float">
            <text:p>0,0043633231</text:p>
          </table:table-cell>
          <table:table-cell table:formula="of:=SIN([.D3])" office:value-type="float" office:value="0.277314653302378" calcext:value-type="float">
            <text:p>0,2773146533</text:p>
          </table:table-cell>
          <table:table-cell table:formula="of:=COS([.D3])*[.E3]" office:value-type="float" office:value="0.00419218990614405" calcext:value-type="float">
            <text:p>0,0041921899</text:p>
          </table:table-cell>
        </table:table-row>
        <table:table-row table:style-name="ro1">
          <table:table-cell office:value-type="float" office:value="492.2" calcext:value-type="float">
            <text:p>492,2</text:p>
          </table:table-cell>
          <table:table-cell office:value-type="float" office:value="17.1" calcext:value-type="float">
            <text:p>17,1</text:p>
          </table:table-cell>
          <table:table-cell office:value-type="float" office:value="0.25" calcext:value-type="float">
            <text:p>0,25</text:p>
          </table:table-cell>
          <table:table-cell table:formula="of:=PI()/180*[.B4]" office:value-type="float" office:value="0.29845130209103" calcext:value-type="float">
            <text:p>0,2984513021</text:p>
          </table:table-cell>
          <table:table-cell table:formula="of:=PI()/180*[.C4]" office:value-type="float" office:value="0.00436332312998582" calcext:value-type="float">
            <text:p>0,0043633231</text:p>
          </table:table-cell>
          <table:table-cell table:formula="of:=SIN([.D4])" office:value-type="float" office:value="0.294040325232304" calcext:value-type="float">
            <text:p>0,2940403252</text:p>
          </table:table-cell>
          <table:table-cell table:formula="of:=COS([.D4])*[.E4]" office:value-type="float" office:value="0.00417043376894844" calcext:value-type="float">
            <text:p>0,0041704338</text:p>
          </table:table-cell>
        </table:table-row>
        <table:table-row table:style-name="ro1">
          <table:table-cell office:value-type="float" office:value="501.5" calcext:value-type="float">
            <text:p>501,5</text:p>
          </table:table-cell>
          <table:table-cell office:value-type="float" office:value="17.75" calcext:value-type="float">
            <text:p>17,75</text:p>
          </table:table-cell>
          <table:table-cell office:value-type="float" office:value="0.25" calcext:value-type="float">
            <text:p>0,25</text:p>
          </table:table-cell>
          <table:table-cell table:formula="of:=PI()/180*[.B5]" office:value-type="float" office:value="0.309795942228993" calcext:value-type="float">
            <text:p>0,3097959422</text:p>
          </table:table-cell>
          <table:table-cell table:formula="of:=PI()/180*[.C5]" office:value-type="float" office:value="0.00436332312998582" calcext:value-type="float">
            <text:p>0,0043633231</text:p>
          </table:table-cell>
          <table:table-cell table:formula="of:=SIN([.D5])" office:value-type="float" office:value="0.304864299028011" calcext:value-type="float">
            <text:p>0,304864299</text:p>
          </table:table-cell>
          <table:table-cell table:formula="of:=COS([.D5])*[.E5]" office:value-type="float" office:value="0.00415561062148486" calcext:value-type="float">
            <text:p>0,0041556106</text:p>
          </table:table-cell>
        </table:table-row>
        <table:table-row table:style-name="ro1">
          <table:table-cell office:value-type="float" office:value="587.5" calcext:value-type="float">
            <text:p>587,5</text:p>
          </table:table-cell>
          <table:table-cell office:value-type="float" office:value="20.5" calcext:value-type="float">
            <text:p>20,5</text:p>
          </table:table-cell>
          <table:table-cell office:value-type="float" office:value="0.25" calcext:value-type="float">
            <text:p>0,25</text:p>
          </table:table-cell>
          <table:table-cell table:formula="of:=PI()/180*[.B6]" office:value-type="float" office:value="0.357792496658838" calcext:value-type="float">
            <text:p>0,3577924967</text:p>
          </table:table-cell>
          <table:table-cell table:formula="of:=PI()/180*[.C6]" office:value-type="float" office:value="0.00436332312998582" calcext:value-type="float">
            <text:p>0,0043633231</text:p>
          </table:table-cell>
          <table:table-cell table:formula="of:=SIN([.D6])" office:value-type="float" office:value="0.350207381259467" calcext:value-type="float">
            <text:p>0,3502073813</text:p>
          </table:table-cell>
          <table:table-cell table:formula="of:=COS([.D6])*[.E6]" office:value-type="float" office:value="0.00408700342856199" calcext:value-type="float">
            <text:p>0,0040870034</text:p>
          </table:table-cell>
        </table:table-row>
        <table:table-row table:style-name="ro1">
          <table:table-cell office:value-type="float" office:value="667.8" calcext:value-type="float">
            <text:p>667,8</text:p>
          </table:table-cell>
          <table:table-cell office:value-type="float" office:value="23.5" calcext:value-type="float">
            <text:p>23,5</text:p>
          </table:table-cell>
          <table:table-cell office:value-type="float" office:value="0.25" calcext:value-type="float">
            <text:p>0,25</text:p>
          </table:table-cell>
          <table:table-cell table:formula="of:=PI()/180*[.B7]" office:value-type="float" office:value="0.410152374218667" calcext:value-type="float">
            <text:p>0,4101523742</text:p>
          </table:table-cell>
          <table:table-cell table:formula="of:=PI()/180*[.C7]" office:value-type="float" office:value="0.00436332312998582" calcext:value-type="float">
            <text:p>0,0043633231</text:p>
          </table:table-cell>
          <table:table-cell table:formula="of:=SIN([.D7])" office:value-type="float" office:value="0.398749068925246" calcext:value-type="float">
            <text:p>0,3987490689</text:p>
          </table:table-cell>
          <table:table-cell table:formula="of:=COS([.D7])*[.E7]" office:value-type="float" office:value="0.00400142943415113" calcext:value-type="float">
            <text:p>0,0040014294</text:p>
          </table:table-cell>
        </table:table-row>
        <table:table-row table:style-name="ro1">
          <table:table-cell office:value-type="float" office:value="706.5" calcext:value-type="float">
            <text:p>706,5</text:p>
          </table:table-cell>
          <table:table-cell office:value-type="float" office:value="25.25" calcext:value-type="float">
            <text:p>25,25</text:p>
          </table:table-cell>
          <table:table-cell office:value-type="float" office:value="0.25" calcext:value-type="float">
            <text:p>0,25</text:p>
          </table:table-cell>
          <table:table-cell table:formula="of:=PI()/180*[.B8]" office:value-type="float" office:value="0.440695636128568" calcext:value-type="float">
            <text:p>0,4406956361</text:p>
          </table:table-cell>
          <table:table-cell table:formula="of:=PI()/180*[.C8]" office:value-type="float" office:value="0.00436332312998582" calcext:value-type="float">
            <text:p>0,0043633231</text:p>
          </table:table-cell>
          <table:table-cell table:formula="of:=SIN([.D8])" office:value-type="float" office:value="0.426568739901458" calcext:value-type="float">
            <text:p>0,4265687399</text:p>
          </table:table-cell>
          <table:table-cell table:formula="of:=COS([.D8])*[.E8]" office:value-type="float" office:value="0.00394643005619574" calcext:value-type="float">
            <text:p>0,0039464301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438.8" calcext:value-type="float">
            <text:p>438,8</text:p>
          </table:table-cell>
          <table:table-cell office:value-type="float" office:value="0.258819045102521" calcext:value-type="float">
            <text:p>0,2588190451</text:p>
          </table:table-cell>
          <table:table-cell office:value-type="float" office:value="0.00421464649969776" calcext:value-type="float">
            <text:p>0,00421464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7.1" calcext:value-type="float">
            <text:p>447,1</text:p>
          </table:table-cell>
          <table:table-cell office:value-type="float" office:value="0.267238376078257" calcext:value-type="float">
            <text:p>0,2672383761</text:p>
          </table:table-cell>
          <table:table-cell office:value-type="float" office:value="0.00420463104524391" calcext:value-type="float">
            <text:p>0,0042046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1.3" calcext:value-type="float">
            <text:p>471,3</text:p>
          </table:table-cell>
          <table:table-cell office:value-type="float" office:value="0.277314653302378" calcext:value-type="float">
            <text:p>0,2773146533</text:p>
          </table:table-cell>
          <table:table-cell office:value-type="float" office:value="0.00419218990614405" calcext:value-type="float">
            <text:p>0,0041921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2.2" calcext:value-type="float">
            <text:p>492,2</text:p>
          </table:table-cell>
          <table:table-cell office:value-type="float" office:value="0.294040325232304" calcext:value-type="float">
            <text:p>0,2940403252</text:p>
          </table:table-cell>
          <table:table-cell office:value-type="float" office:value="0.00417043376894844" calcext:value-type="float">
            <text:p>0,0041704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1.5" calcext:value-type="float">
            <text:p>501,5</text:p>
          </table:table-cell>
          <table:table-cell office:value-type="float" office:value="0.304864299028011" calcext:value-type="float">
            <text:p>0,304864299</text:p>
          </table:table-cell>
          <table:table-cell office:value-type="float" office:value="0.00415561062148486" calcext:value-type="float">
            <text:p>0,00415561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7.5" calcext:value-type="float">
            <text:p>587,5</text:p>
          </table:table-cell>
          <table:table-cell office:value-type="float" office:value="0.350207381259467" calcext:value-type="float">
            <text:p>0,3502073813</text:p>
          </table:table-cell>
          <table:table-cell office:value-type="float" office:value="0.00408700342856199" calcext:value-type="float">
            <text:p>0,0040870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7.8" calcext:value-type="float">
            <text:p>667,8</text:p>
          </table:table-cell>
          <table:table-cell office:value-type="float" office:value="0.398749068925246" calcext:value-type="float">
            <text:p>0,3987490689</text:p>
          </table:table-cell>
          <table:table-cell office:value-type="float" office:value="0.00400142943415113" calcext:value-type="float">
            <text:p>0,0040014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6.5" calcext:value-type="float">
            <text:p>706,5</text:p>
          </table:table-cell>
          <table:table-cell office:value-type="float" office:value="0.426568739901458" calcext:value-type="float">
            <text:p>0,4265687399</text:p>
          </table:table-cell>
          <table:table-cell office:value-type="float" office:value="0.00394643005619574" calcext:value-type="float">
            <text:p>0,00394643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6-14T14:24:49.391805978</meta:creation-date>
    <dc:date>2015-06-14T16:58:50.558739234</dc:date>
    <dc:creator>Frederik </dc:creator>
    <meta:editing-duration>PT2H18M51S</meta:editing-duration>
    <meta:editing-cycles>1</meta:editing-cycles>
    <meta:document-statistic meta:table-count="1" meta:cell-count="80" meta:object-count="0"/>
    <meta:generator>LibreOffice/4.2.8.2$Linux_X86_64 LibreOffice_project/420m0$Build-2</meta:generator>
  </office:meta>
</office:document-meta>
</file>